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6pt"/>
    </style:style>
    <style:style style:name="co3" style:family="table-column">
      <style:table-column-properties fo:break-before="auto" style:column-width="20.2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color="#0000ff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rog 1</text:p>
          </table:table-cell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CPI</text:p>
          </table:table-cell>
          <table:table-cell/>
          <table:table-cell office:value-type="string" calcext:value-type="string">
            <text:p>Prog 2</text:p>
          </table:table-cell>
          <table:table-cell/>
          <table:table-cell office:value-type="string" calcext:value-type="string">
            <text:p>Frequency</text:p>
          </table:table-cell>
          <table:table-cell table:style-name="ce1" office:value-type="string" calcext:value-type="string">
            <text:p>CPI</text:p>
          </table:table-cell>
          <table:table-cell/>
          <table:table-cell table:style-name="ce1" office:value-type="string" calcext:value-type="string">
            <text:p>Prog 3</text:p>
          </table:table-cell>
          <table:table-cell table:style-name="ce1"/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CPI</text:p>
          </table:table-cell>
        </table:table-row>
        <table:table-row table:style-name="ro1">
          <table:table-cell office:value-type="string" calcext:value-type="string">
            <text:p>ALU</text:p>
          </table:table-cell>
          <table:table-cell office:value-type="float" office:value="700" calcext:value-type="float">
            <text:p>700</text:p>
          </table:table-cell>
          <table:table-cell table:formula="of:=[.B4]/[.B8]" office:value-type="float" office:value="0.482758620689655" calcext:value-type="float">
            <text:p>0.4827586206896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</text:p>
          </table:table-cell>
          <table:table-cell office:value-type="float" office:value="700" calcext:value-type="float">
            <text:p>700</text:p>
          </table:table-cell>
          <table:table-cell table:formula="of:=[.G4]/[.G8]" office:value-type="float" office:value="0.307017543859649" calcext:value-type="float">
            <text:p>0.307017543859649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LU</text:p>
          </table:table-cell>
          <table:table-cell table:style-name="ce1" office:value-type="float" office:value="700" calcext:value-type="float">
            <text:p>700</text:p>
          </table:table-cell>
          <table:table-cell table:style-name="ce1" table:formula="of:=[.L4]/[.L8]" office:value-type="float" office:value="0.198581560283688" calcext:value-type="float">
            <text:p>0.19858156028368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500" calcext:value-type="float">
            <text:p>500</text:p>
          </table:table-cell>
          <table:table-cell table:formula="of:=[.B5]/[.B8]" office:value-type="float" office:value="0.344827586206897" calcext:value-type="float">
            <text:p>0.344827586206897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Load</text:p>
          </table:table-cell>
          <table:table-cell office:value-type="float" office:value="1330" calcext:value-type="float">
            <text:p>1330</text:p>
          </table:table-cell>
          <table:table-cell table:formula="of:=[.G5]/[.G8]" office:value-type="float" office:value="0.583333333333333" calcext:value-type="float">
            <text:p>0.583333333333333</text:p>
          </table:table-cell>
          <table:table-cell table:style-name="ce1"/>
          <table:table-cell/>
          <table:table-cell table:style-name="ce1" office:value-type="string" calcext:value-type="string">
            <text:p>Load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formula="of:=[.L5]/[.L8]" office:value-type="float" office:value="0.141843971631206" calcext:value-type="float">
            <text:p>0.141843971631206</text:p>
          </table:table-cell>
          <table:table-cell table:style-name="ce1"/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00" calcext:value-type="float">
            <text:p>200</text:p>
          </table:table-cell>
          <table:table-cell table:formula="of:=[.B6]/[.B8]" office:value-type="float" office:value="0.137931034482759" calcext:value-type="float">
            <text:p>0.13793103448275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</text:p>
          </table:table-cell>
          <table:table-cell office:value-type="float" office:value="200" calcext:value-type="float">
            <text:p>200</text:p>
          </table:table-cell>
          <table:table-cell table:formula="of:=[.G6]/[.G8]" office:value-type="float" office:value="0.087719298245614" calcext:value-type="float">
            <text:p>0.087719298245614</text:p>
          </table:table-cell>
          <table:table-cell table:style-name="ce1"/>
          <table:table-cell/>
          <table:table-cell table:style-name="ce1" office:value-type="string" calcext:value-type="string">
            <text:p>Store</text:p>
          </table:table-cell>
          <table:table-cell table:style-name="ce1" office:value-type="float" office:value="2275" calcext:value-type="float">
            <text:p>2275</text:p>
          </table:table-cell>
          <table:table-cell table:style-name="ce1" table:formula="of:=[.L6]/[.L8]" office:value-type="float" office:value="0.645390070921986" calcext:value-type="float">
            <text:p>0.645390070921986</text:p>
          </table:table-cell>
          <table:table-cell table:style-name="ce1"/>
        </table:table-row>
        <table:table-row table:style-name="ro1">
          <table:table-cell office:value-type="string" calcext:value-type="string">
            <text:p>Branch</text:p>
          </table:table-cell>
          <table:table-cell office:value-type="float" office:value="50" calcext:value-type="float">
            <text:p>50</text:p>
          </table:table-cell>
          <table:table-cell table:formula="of:=[.B7]/[.B8]" office:value-type="float" office:value="0.0344827586206897" calcext:value-type="float">
            <text:p>0.0344827586206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anch</text:p>
          </table:table-cell>
          <table:table-cell office:value-type="float" office:value="50" calcext:value-type="float">
            <text:p>50</text:p>
          </table:table-cell>
          <table:table-cell table:formula="of:=[.G7]/[.G8]" office:value-type="float" office:value="0.0219298245614035" calcext:value-type="float">
            <text:p>0.021929824561404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Branch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[.L7]/[.L8]" office:value-type="float" office:value="0.0141843971631206" calcext:value-type="float">
            <text:p>0.014184397163121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7])" office:value-type="float" office:value="1450" calcext:value-type="float">
            <text:p>1450</text:p>
          </table:table-cell>
          <table:table-cell/>
          <table:table-cell table:formula="of:=([.D4]*[.C4])+([.D5]*[.C5])+([.D6]*[.C6])+([.D7]*[.C7])" office:value-type="float" office:value="2.86206896551724" calcext:value-type="float">
            <text:p>2.86206896551724</text:p>
          </table:table-cell>
          <table:table-cell/>
          <table:table-cell office:value-type="string" calcext:value-type="string">
            <text:p>Total</text:p>
          </table:table-cell>
          <table:table-cell table:formula="of:=SUM([.G4:.G7])" office:value-type="float" office:value="2280" calcext:value-type="float">
            <text:p>2280</text:p>
          </table:table-cell>
          <table:table-cell/>
          <table:table-cell table:style-name="ce1" table:formula="of:=[.H7]*[.I7]" office:value-type="float" office:value="0.0657894736842105" calcext:value-type="float">
            <text:p>0.065789473684211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table:formula="of:=SUM([.L4:.L7])" office:value-type="float" office:value="3525" calcext:value-type="float">
            <text:p>3525</text:p>
          </table:table-cell>
          <table:table-cell table:style-name="ce1"/>
          <table:table-cell table:style-name="ce1" table:formula="of:=[.M7]*[.N7]" office:value-type="float" office:value="0.0425531914893617" calcext:value-type="float">
            <text:p>0.042553191489362</text:p>
          </table:table-cell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:wq</text:p>
          </table:table-cell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3">00/00/0000</text:date>, <text:time style:data-style-name="N2" text:time-value="13:11:31.767016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3:55:18.183535862</meta:creation-date>
    <dc:date>2018-02-03T16:35:54.666460166</dc:date>
    <meta:editing-duration>PT3H39M19S</meta:editing-duration>
    <meta:editing-cycles>3</meta:editing-cycles>
    <meta:generator>LibreOffice/5.4.4.2$Linux_X86_64 LibreOffice_project/40m0$Build-2</meta:generator>
    <meta:document-statistic meta:table-count="1" meta:cell-count="63" meta:object-count="0"/>
  </office:meta>
</office:document-meta>
</file>